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COM.MICROSOFT.CONCAT([.$D$2];[.A1];[.$D$3])" office:value-type="string" office:string-value="print_array_size((uint8_t (&amp;)[1])byte_array);" calcext:value-type="string">
            <text:p>print_array_size((uint8_t (&amp;)[1])byte_array);</text:p>
          </table:table-cell>
          <table:table-cell/>
          <table:table-cell office:value-type="string" calcext:value-type="string">
            <text:p>print_array_size((uint8_t (&amp;)[1])byte_array);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COM.MICROSOFT.CONCAT([.$D$2];[.A2];[.$D$3])" office:value-type="string" office:string-value="print_array_size((uint8_t (&amp;)[2])byte_array);" calcext:value-type="string">
            <text:p>print_array_size((uint8_t (&amp;)[2])byte_array);</text:p>
          </table:table-cell>
          <table:table-cell/>
          <table:table-cell office:value-type="string" calcext:value-type="string">
            <text:p>print_array_size((uint8_t (&amp;)[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COM.MICROSOFT.CONCAT([.$D$2];[.A3];[.$D$3])" office:value-type="string" office:string-value="print_array_size((uint8_t (&amp;)[3])byte_array);" calcext:value-type="string">
            <text:p>print_array_size((uint8_t (&amp;)[3])byte_array);</text:p>
          </table:table-cell>
          <table:table-cell/>
          <table:table-cell office:value-type="string" calcext:value-type="string">
            <text:p>])byte_array);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COM.MICROSOFT.CONCAT([.$D$2];[.A4];[.$D$3])" office:value-type="string" office:string-value="print_array_size((uint8_t (&amp;)[4])byte_array);" calcext:value-type="string">
            <text:p>print_array_size((uint8_t (&amp;)[4])byte_array);</text:p>
          </table:table-cell>
          <table:table-cell table:number-columns-repeated="2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COM.MICROSOFT.CONCAT([.$D$2];[.A5];[.$D$3])" office:value-type="string" office:string-value="print_array_size((uint8_t (&amp;)[5])byte_array);" calcext:value-type="string">
            <text:p>print_array_size((uint8_t (&amp;)[5])byte_array);</text:p>
          </table:table-cell>
          <table:table-cell table:number-columns-repeated="2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COM.MICROSOFT.CONCAT([.$D$2];[.A6];[.$D$3])" office:value-type="string" office:string-value="print_array_size((uint8_t (&amp;)[6])byte_array);" calcext:value-type="string">
            <text:p>print_array_size((uint8_t (&amp;)[6])byte_array);</text:p>
          </table:table-cell>
          <table:table-cell table:number-columns-repeated="2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COM.MICROSOFT.CONCAT([.$D$2];[.A7];[.$D$3])" office:value-type="string" office:string-value="print_array_size((uint8_t (&amp;)[7])byte_array);" calcext:value-type="string">
            <text:p>print_array_size((uint8_t (&amp;)[7])byte_array);</text:p>
          </table:table-cell>
          <table:table-cell table:number-columns-repeated="2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COM.MICROSOFT.CONCAT([.$D$2];[.A8];[.$D$3])" office:value-type="string" office:string-value="print_array_size((uint8_t (&amp;)[8])byte_array);" calcext:value-type="string">
            <text:p>print_array_size((uint8_t (&amp;)[8])byte_array);</text:p>
          </table:table-cell>
          <table:table-cell table:number-columns-repeated="2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COM.MICROSOFT.CONCAT([.$D$2];[.A9];[.$D$3])" office:value-type="string" office:string-value="print_array_size((uint8_t (&amp;)[9])byte_array);" calcext:value-type="string">
            <text:p>print_array_size((uint8_t (&amp;)[9])byte_array);</text:p>
          </table:table-cell>
          <table:table-cell table:number-columns-repeated="2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COM.MICROSOFT.CONCAT([.$D$2];[.A10];[.$D$3])" office:value-type="string" office:string-value="print_array_size((uint8_t (&amp;)[10])byte_array);" calcext:value-type="string">
            <text:p>print_array_size((uint8_t (&amp;)[10])byte_array);</text:p>
          </table:table-cell>
          <table:table-cell table:number-columns-repeated="2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COM.MICROSOFT.CONCAT([.$D$2];[.A11];[.$D$3])" office:value-type="string" office:string-value="print_array_size((uint8_t (&amp;)[11])byte_array);" calcext:value-type="string">
            <text:p>print_array_size((uint8_t (&amp;)[11])byte_array);</text:p>
          </table:table-cell>
          <table:table-cell table:number-columns-repeated="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COM.MICROSOFT.CONCAT([.$D$2];[.A12];[.$D$3])" office:value-type="string" office:string-value="print_array_size((uint8_t (&amp;)[12])byte_array);" calcext:value-type="string">
            <text:p>print_array_size((uint8_t (&amp;)[12])byte_array);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COM.MICROSOFT.CONCAT([.$D$2];[.A13];[.$D$3])" office:value-type="string" office:string-value="print_array_size((uint8_t (&amp;)[13])byte_array);" calcext:value-type="string">
            <text:p>print_array_size((uint8_t (&amp;)[13])byte_array);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COM.MICROSOFT.CONCAT([.$D$2];[.A14];[.$D$3])" office:value-type="string" office:string-value="print_array_size((uint8_t (&amp;)[14])byte_array);" calcext:value-type="string">
            <text:p>print_array_size((uint8_t (&amp;)[14])byte_array);</text:p>
          </table:table-cell>
          <table:table-cell table:number-columns-repeated="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COM.MICROSOFT.CONCAT([.$D$2];[.A15];[.$D$3])" office:value-type="string" office:string-value="print_array_size((uint8_t (&amp;)[15])byte_array);" calcext:value-type="string">
            <text:p>print_array_size((uint8_t (&amp;)[15])byte_array);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COM.MICROSOFT.CONCAT([.$D$2];[.A16];[.$D$3])" office:value-type="string" office:string-value="print_array_size((uint8_t (&amp;)[16])byte_array);" calcext:value-type="string">
            <text:p>print_array_size((uint8_t (&amp;)[16])byte_array);</text:p>
          </table:table-cell>
          <table:table-cell table:number-columns-repeated="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COM.MICROSOFT.CONCAT([.$D$2];[.A17];[.$D$3])" office:value-type="string" office:string-value="print_array_size((uint8_t (&amp;)[17])byte_array);" calcext:value-type="string">
            <text:p>print_array_size((uint8_t (&amp;)[17])byte_array);</text:p>
          </table:table-cell>
          <table:table-cell table:number-columns-repeated="2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COM.MICROSOFT.CONCAT([.$D$2];[.A18];[.$D$3])" office:value-type="string" office:string-value="print_array_size((uint8_t (&amp;)[18])byte_array);" calcext:value-type="string">
            <text:p>print_array_size((uint8_t (&amp;)[18])byte_array);</text:p>
          </table:table-cell>
          <table:table-cell table:number-columns-repeated="2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COM.MICROSOFT.CONCAT([.$D$2];[.A19];[.$D$3])" office:value-type="string" office:string-value="print_array_size((uint8_t (&amp;)[19])byte_array);" calcext:value-type="string">
            <text:p>print_array_size((uint8_t (&amp;)[19])byte_array);</text:p>
          </table:table-cell>
          <table:table-cell table:number-columns-repeated="2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COM.MICROSOFT.CONCAT([.$D$2];[.A20];[.$D$3])" office:value-type="string" office:string-value="print_array_size((uint8_t (&amp;)[20])byte_array);" calcext:value-type="string">
            <text:p>print_array_size((uint8_t (&amp;)[20])byte_array);</text:p>
          </table:table-cell>
          <table:table-cell table:number-columns-repeated="2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COM.MICROSOFT.CONCAT([.$D$2];[.A21];[.$D$3])" office:value-type="string" office:string-value="print_array_size((uint8_t (&amp;)[21])byte_array);" calcext:value-type="string">
            <text:p>print_array_size((uint8_t (&amp;)[21])byte_array);</text:p>
          </table:table-cell>
          <table:table-cell table:number-columns-repeated="2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COM.MICROSOFT.CONCAT([.$D$2];[.A22];[.$D$3])" office:value-type="string" office:string-value="print_array_size((uint8_t (&amp;)[22])byte_array);" calcext:value-type="string">
            <text:p>print_array_size((uint8_t (&amp;)[22])byte_array);</text:p>
          </table:table-cell>
          <table:table-cell table:number-columns-repeated="2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COM.MICROSOFT.CONCAT([.$D$2];[.A23];[.$D$3])" office:value-type="string" office:string-value="print_array_size((uint8_t (&amp;)[23])byte_array);" calcext:value-type="string">
            <text:p>print_array_size((uint8_t (&amp;)[23])byte_array);</text:p>
          </table:table-cell>
          <table:table-cell table:number-columns-repeated="2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COM.MICROSOFT.CONCAT([.$D$2];[.A24];[.$D$3])" office:value-type="string" office:string-value="print_array_size((uint8_t (&amp;)[24])byte_array);" calcext:value-type="string">
            <text:p>print_array_size((uint8_t (&amp;)[24])byte_array);</text:p>
          </table:table-cell>
          <table:table-cell table:number-columns-repeated="2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COM.MICROSOFT.CONCAT([.$D$2];[.A25];[.$D$3])" office:value-type="string" office:string-value="print_array_size((uint8_t (&amp;)[25])byte_array);" calcext:value-type="string">
            <text:p>print_array_size((uint8_t (&amp;)[25])byte_array);</text:p>
          </table:table-cell>
          <table:table-cell table:number-columns-repeated="2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COM.MICROSOFT.CONCAT([.$D$2];[.A26];[.$D$3])" office:value-type="string" office:string-value="print_array_size((uint8_t (&amp;)[26])byte_array);" calcext:value-type="string">
            <text:p>print_array_size((uint8_t (&amp;)[26])byte_array);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COM.MICROSOFT.CONCAT([.$D$2];[.A27];[.$D$3])" office:value-type="string" office:string-value="print_array_size((uint8_t (&amp;)[27])byte_array);" calcext:value-type="string">
            <text:p>print_array_size((uint8_t (&amp;)[27])byte_array);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COM.MICROSOFT.CONCAT([.$D$2];[.A28];[.$D$3])" office:value-type="string" office:string-value="print_array_size((uint8_t (&amp;)[28])byte_array);" calcext:value-type="string">
            <text:p>print_array_size((uint8_t (&amp;)[28])byte_array);</text:p>
          </table:table-cell>
          <table:table-cell table:number-columns-repeated="2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COM.MICROSOFT.CONCAT([.$D$2];[.A29];[.$D$3])" office:value-type="string" office:string-value="print_array_size((uint8_t (&amp;)[29])byte_array);" calcext:value-type="string">
            <text:p>print_array_size((uint8_t (&amp;)[29])byte_array);</text:p>
          </table:table-cell>
          <table:table-cell table:number-columns-repeated="2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COM.MICROSOFT.CONCAT([.$D$2];[.A30];[.$D$3])" office:value-type="string" office:string-value="print_array_size((uint8_t (&amp;)[30])byte_array);" calcext:value-type="string">
            <text:p>print_array_size((uint8_t (&amp;)[30])byte_array);</text:p>
          </table:table-cell>
          <table:table-cell table:number-columns-repeated="2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COM.MICROSOFT.CONCAT([.$D$2];[.A31];[.$D$3])" office:value-type="string" office:string-value="print_array_size((uint8_t (&amp;)[31])byte_array);" calcext:value-type="string">
            <text:p>print_array_size((uint8_t (&amp;)[31])byte_array);</text:p>
          </table:table-cell>
          <table:table-cell table:number-columns-repeated="2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COM.MICROSOFT.CONCAT([.$D$2];[.A32];[.$D$3])" office:value-type="string" office:string-value="print_array_size((uint8_t (&amp;)[32])byte_array);" calcext:value-type="string">
            <text:p>print_array_size((uint8_t (&amp;)[32])byte_array);</text:p>
          </table:table-cell>
          <table:table-cell table:number-columns-repeated="2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COM.MICROSOFT.CONCAT([.$D$2];[.A33];[.$D$3])" office:value-type="string" office:string-value="print_array_size((uint8_t (&amp;)[33])byte_array);" calcext:value-type="string">
            <text:p>print_array_size((uint8_t (&amp;)[33])byte_array);</text:p>
          </table:table-cell>
          <table:table-cell table:number-columns-repeated="2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COM.MICROSOFT.CONCAT([.$D$2];[.A34];[.$D$3])" office:value-type="string" office:string-value="print_array_size((uint8_t (&amp;)[34])byte_array);" calcext:value-type="string">
            <text:p>print_array_size((uint8_t (&amp;)[34])byte_array);</text:p>
          </table:table-cell>
          <table:table-cell table:number-columns-repeated="2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COM.MICROSOFT.CONCAT([.$D$2];[.A35];[.$D$3])" office:value-type="string" office:string-value="print_array_size((uint8_t (&amp;)[35])byte_array);" calcext:value-type="string">
            <text:p>print_array_size((uint8_t (&amp;)[35])byte_array);</text:p>
          </table:table-cell>
          <table:table-cell table:number-columns-repeated="2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COM.MICROSOFT.CONCAT([.$D$2];[.A36];[.$D$3])" office:value-type="string" office:string-value="print_array_size((uint8_t (&amp;)[36])byte_array);" calcext:value-type="string">
            <text:p>print_array_size((uint8_t (&amp;)[36])byte_array);</text:p>
          </table:table-cell>
          <table:table-cell table:number-columns-repeated="2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COM.MICROSOFT.CONCAT([.$D$2];[.A37];[.$D$3])" office:value-type="string" office:string-value="print_array_size((uint8_t (&amp;)[37])byte_array);" calcext:value-type="string">
            <text:p>print_array_size((uint8_t (&amp;)[37])byte_array);</text:p>
          </table:table-cell>
          <table:table-cell table:number-columns-repeated="2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COM.MICROSOFT.CONCAT([.$D$2];[.A38];[.$D$3])" office:value-type="string" office:string-value="print_array_size((uint8_t (&amp;)[38])byte_array);" calcext:value-type="string">
            <text:p>print_array_size((uint8_t (&amp;)[38])byte_array);</text:p>
          </table:table-cell>
          <table:table-cell table:number-columns-repeated="2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COM.MICROSOFT.CONCAT([.$D$2];[.A39];[.$D$3])" office:value-type="string" office:string-value="print_array_size((uint8_t (&amp;)[39])byte_array);" calcext:value-type="string">
            <text:p>print_array_size((uint8_t (&amp;)[39])byte_array);</text:p>
          </table:table-cell>
          <table:table-cell table:number-columns-repeated="2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COM.MICROSOFT.CONCAT([.$D$2];[.A40];[.$D$3])" office:value-type="string" office:string-value="print_array_size((uint8_t (&amp;)[40])byte_array);" calcext:value-type="string">
            <text:p>print_array_size((uint8_t (&amp;)[40])byte_array);</text:p>
          </table:table-cell>
          <table:table-cell table:number-columns-repeated="2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COM.MICROSOFT.CONCAT([.$D$2];[.A41];[.$D$3])" office:value-type="string" office:string-value="print_array_size((uint8_t (&amp;)[41])byte_array);" calcext:value-type="string">
            <text:p>print_array_size((uint8_t (&amp;)[41])byte_array);</text:p>
          </table:table-cell>
          <table:table-cell table:number-columns-repeated="2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COM.MICROSOFT.CONCAT([.$D$2];[.A42];[.$D$3])" office:value-type="string" office:string-value="print_array_size((uint8_t (&amp;)[42])byte_array);" calcext:value-type="string">
            <text:p>print_array_size((uint8_t (&amp;)[42])byte_array);</text:p>
          </table:table-cell>
          <table:table-cell table:number-columns-repeated="2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COM.MICROSOFT.CONCAT([.$D$2];[.A43];[.$D$3])" office:value-type="string" office:string-value="print_array_size((uint8_t (&amp;)[43])byte_array);" calcext:value-type="string">
            <text:p>print_array_size((uint8_t (&amp;)[43])byte_array);</text:p>
          </table:table-cell>
          <table:table-cell table:number-columns-repeated="2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COM.MICROSOFT.CONCAT([.$D$2];[.A44];[.$D$3])" office:value-type="string" office:string-value="print_array_size((uint8_t (&amp;)[44])byte_array);" calcext:value-type="string">
            <text:p>print_array_size((uint8_t (&amp;)[44])byte_array);</text:p>
          </table:table-cell>
          <table:table-cell table:number-columns-repeated="2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COM.MICROSOFT.CONCAT([.$D$2];[.A45];[.$D$3])" office:value-type="string" office:string-value="print_array_size((uint8_t (&amp;)[45])byte_array);" calcext:value-type="string">
            <text:p>print_array_size((uint8_t (&amp;)[45])byte_array);</text:p>
          </table:table-cell>
          <table:table-cell table:number-columns-repeated="2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COM.MICROSOFT.CONCAT([.$D$2];[.A46];[.$D$3])" office:value-type="string" office:string-value="print_array_size((uint8_t (&amp;)[46])byte_array);" calcext:value-type="string">
            <text:p>print_array_size((uint8_t (&amp;)[46])byte_array);</text:p>
          </table:table-cell>
          <table:table-cell table:number-columns-repeated="2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COM.MICROSOFT.CONCAT([.$D$2];[.A47];[.$D$3])" office:value-type="string" office:string-value="print_array_size((uint8_t (&amp;)[47])byte_array);" calcext:value-type="string">
            <text:p>print_array_size((uint8_t (&amp;)[47])byte_array);</text:p>
          </table:table-cell>
          <table:table-cell table:number-columns-repeated="2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COM.MICROSOFT.CONCAT([.$D$2];[.A48];[.$D$3])" office:value-type="string" office:string-value="print_array_size((uint8_t (&amp;)[48])byte_array);" calcext:value-type="string">
            <text:p>print_array_size((uint8_t (&amp;)[48])byte_array);</text:p>
          </table:table-cell>
          <table:table-cell table:number-columns-repeated="2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COM.MICROSOFT.CONCAT([.$D$2];[.A49];[.$D$3])" office:value-type="string" office:string-value="print_array_size((uint8_t (&amp;)[49])byte_array);" calcext:value-type="string">
            <text:p>print_array_size((uint8_t (&amp;)[49])byte_array);</text:p>
          </table:table-cell>
          <table:table-cell table:number-columns-repeated="2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COM.MICROSOFT.CONCAT([.$D$2];[.A50];[.$D$3])" office:value-type="string" office:string-value="print_array_size((uint8_t (&amp;)[50])byte_array);" calcext:value-type="string">
            <text:p>print_array_size((uint8_t (&amp;)[50])byte_array);</text:p>
          </table:table-cell>
          <table:table-cell table:number-columns-repeated="2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COM.MICROSOFT.CONCAT([.$D$2];[.A51];[.$D$3])" office:value-type="string" office:string-value="print_array_size((uint8_t (&amp;)[51])byte_array);" calcext:value-type="string">
            <text:p>print_array_size((uint8_t (&amp;)[51])byte_array);</text:p>
          </table:table-cell>
          <table:table-cell table:number-columns-repeated="2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COM.MICROSOFT.CONCAT([.$D$2];[.A52];[.$D$3])" office:value-type="string" office:string-value="print_array_size((uint8_t (&amp;)[52])byte_array);" calcext:value-type="string">
            <text:p>print_array_size((uint8_t (&amp;)[52])byte_array);</text:p>
          </table:table-cell>
          <table:table-cell table:number-columns-repeated="2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COM.MICROSOFT.CONCAT([.$D$2];[.A53];[.$D$3])" office:value-type="string" office:string-value="print_array_size((uint8_t (&amp;)[53])byte_array);" calcext:value-type="string">
            <text:p>print_array_size((uint8_t (&amp;)[53])byte_array);</text:p>
          </table:table-cell>
          <table:table-cell table:number-columns-repeated="2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COM.MICROSOFT.CONCAT([.$D$2];[.A54];[.$D$3])" office:value-type="string" office:string-value="print_array_size((uint8_t (&amp;)[54])byte_array);" calcext:value-type="string">
            <text:p>print_array_size((uint8_t (&amp;)[54])byte_array);</text:p>
          </table:table-cell>
          <table:table-cell table:number-columns-repeated="2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COM.MICROSOFT.CONCAT([.$D$2];[.A55];[.$D$3])" office:value-type="string" office:string-value="print_array_size((uint8_t (&amp;)[55])byte_array);" calcext:value-type="string">
            <text:p>print_array_size((uint8_t (&amp;)[55])byte_array);</text:p>
          </table:table-cell>
          <table:table-cell table:number-columns-repeated="2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COM.MICROSOFT.CONCAT([.$D$2];[.A56];[.$D$3])" office:value-type="string" office:string-value="print_array_size((uint8_t (&amp;)[56])byte_array);" calcext:value-type="string">
            <text:p>print_array_size((uint8_t (&amp;)[56])byte_array);</text:p>
          </table:table-cell>
          <table:table-cell table:number-columns-repeated="2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COM.MICROSOFT.CONCAT([.$D$2];[.A57];[.$D$3])" office:value-type="string" office:string-value="print_array_size((uint8_t (&amp;)[57])byte_array);" calcext:value-type="string">
            <text:p>print_array_size((uint8_t (&amp;)[57])byte_array);</text:p>
          </table:table-cell>
          <table:table-cell table:number-columns-repeated="2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COM.MICROSOFT.CONCAT([.$D$2];[.A58];[.$D$3])" office:value-type="string" office:string-value="print_array_size((uint8_t (&amp;)[58])byte_array);" calcext:value-type="string">
            <text:p>print_array_size((uint8_t (&amp;)[58])byte_array);</text:p>
          </table:table-cell>
          <table:table-cell table:number-columns-repeated="2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COM.MICROSOFT.CONCAT([.$D$2];[.A59];[.$D$3])" office:value-type="string" office:string-value="print_array_size((uint8_t (&amp;)[59])byte_array);" calcext:value-type="string">
            <text:p>print_array_size((uint8_t (&amp;)[59])byte_array);</text:p>
          </table:table-cell>
          <table:table-cell table:number-columns-repeated="2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COM.MICROSOFT.CONCAT([.$D$2];[.A60];[.$D$3])" office:value-type="string" office:string-value="print_array_size((uint8_t (&amp;)[60])byte_array);" calcext:value-type="string">
            <text:p>print_array_size((uint8_t (&amp;)[60])byte_array);</text:p>
          </table:table-cell>
          <table:table-cell table:number-columns-repeated="2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COM.MICROSOFT.CONCAT([.$D$2];[.A61];[.$D$3])" office:value-type="string" office:string-value="print_array_size((uint8_t (&amp;)[61])byte_array);" calcext:value-type="string">
            <text:p>print_array_size((uint8_t (&amp;)[61])byte_array);</text:p>
          </table:table-cell>
          <table:table-cell table:number-columns-repeated="2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COM.MICROSOFT.CONCAT([.$D$2];[.A62];[.$D$3])" office:value-type="string" office:string-value="print_array_size((uint8_t (&amp;)[62])byte_array);" calcext:value-type="string">
            <text:p>print_array_size((uint8_t (&amp;)[62])byte_array);</text:p>
          </table:table-cell>
          <table:table-cell table:number-columns-repeated="2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COM.MICROSOFT.CONCAT([.$D$2];[.A63];[.$D$3])" office:value-type="string" office:string-value="print_array_size((uint8_t (&amp;)[63])byte_array);" calcext:value-type="string">
            <text:p>print_array_size((uint8_t (&amp;)[63])byte_array);</text:p>
          </table:table-cell>
          <table:table-cell table:number-columns-repeated="2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COM.MICROSOFT.CONCAT([.$D$2];[.A64];[.$D$3])" office:value-type="string" office:string-value="print_array_size((uint8_t (&amp;)[64])byte_array);" calcext:value-type="string">
            <text:p>print_array_size((uint8_t (&amp;)[64])byte_array);</text:p>
          </table:table-cell>
          <table:table-cell table:number-columns-repeated="2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COM.MICROSOFT.CONCAT([.$D$2];[.A65];[.$D$3])" office:value-type="string" office:string-value="print_array_size((uint8_t (&amp;)[65])byte_array);" calcext:value-type="string">
            <text:p>print_array_size((uint8_t (&amp;)[65])byte_array);</text:p>
          </table:table-cell>
          <table:table-cell table:number-columns-repeated="2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COM.MICROSOFT.CONCAT([.$D$2];[.A66];[.$D$3])" office:value-type="string" office:string-value="print_array_size((uint8_t (&amp;)[66])byte_array);" calcext:value-type="string">
            <text:p>print_array_size((uint8_t (&amp;)[66])byte_array);</text:p>
          </table:table-cell>
          <table:table-cell table:number-columns-repeated="2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COM.MICROSOFT.CONCAT([.$D$2];[.A67];[.$D$3])" office:value-type="string" office:string-value="print_array_size((uint8_t (&amp;)[67])byte_array);" calcext:value-type="string">
            <text:p>print_array_size((uint8_t (&amp;)[67])byte_array);</text:p>
          </table:table-cell>
          <table:table-cell table:number-columns-repeated="2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COM.MICROSOFT.CONCAT([.$D$2];[.A68];[.$D$3])" office:value-type="string" office:string-value="print_array_size((uint8_t (&amp;)[68])byte_array);" calcext:value-type="string">
            <text:p>print_array_size((uint8_t (&amp;)[68])byte_array);</text:p>
          </table:table-cell>
          <table:table-cell table:number-columns-repeated="2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COM.MICROSOFT.CONCAT([.$D$2];[.A69];[.$D$3])" office:value-type="string" office:string-value="print_array_size((uint8_t (&amp;)[69])byte_array);" calcext:value-type="string">
            <text:p>print_array_size((uint8_t (&amp;)[69])byte_array);</text:p>
          </table:table-cell>
          <table:table-cell table:number-columns-repeated="2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COM.MICROSOFT.CONCAT([.$D$2];[.A70];[.$D$3])" office:value-type="string" office:string-value="print_array_size((uint8_t (&amp;)[70])byte_array);" calcext:value-type="string">
            <text:p>print_array_size((uint8_t (&amp;)[70])byte_array);</text:p>
          </table:table-cell>
          <table:table-cell table:number-columns-repeated="2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COM.MICROSOFT.CONCAT([.$D$2];[.A71];[.$D$3])" office:value-type="string" office:string-value="print_array_size((uint8_t (&amp;)[71])byte_array);" calcext:value-type="string">
            <text:p>print_array_size((uint8_t (&amp;)[71])byte_array);</text:p>
          </table:table-cell>
          <table:table-cell table:number-columns-repeated="2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COM.MICROSOFT.CONCAT([.$D$2];[.A72];[.$D$3])" office:value-type="string" office:string-value="print_array_size((uint8_t (&amp;)[72])byte_array);" calcext:value-type="string">
            <text:p>print_array_size((uint8_t (&amp;)[72])byte_array);</text:p>
          </table:table-cell>
          <table:table-cell table:number-columns-repeated="2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COM.MICROSOFT.CONCAT([.$D$2];[.A73];[.$D$3])" office:value-type="string" office:string-value="print_array_size((uint8_t (&amp;)[73])byte_array);" calcext:value-type="string">
            <text:p>print_array_size((uint8_t (&amp;)[73])byte_array);</text:p>
          </table:table-cell>
          <table:table-cell table:number-columns-repeated="2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COM.MICROSOFT.CONCAT([.$D$2];[.A74];[.$D$3])" office:value-type="string" office:string-value="print_array_size((uint8_t (&amp;)[74])byte_array);" calcext:value-type="string">
            <text:p>print_array_size((uint8_t (&amp;)[74])byte_array);</text:p>
          </table:table-cell>
          <table:table-cell table:number-columns-repeated="2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COM.MICROSOFT.CONCAT([.$D$2];[.A75];[.$D$3])" office:value-type="string" office:string-value="print_array_size((uint8_t (&amp;)[75])byte_array);" calcext:value-type="string">
            <text:p>print_array_size((uint8_t (&amp;)[75])byte_array);</text:p>
          </table:table-cell>
          <table:table-cell table:number-columns-repeated="2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COM.MICROSOFT.CONCAT([.$D$2];[.A76];[.$D$3])" office:value-type="string" office:string-value="print_array_size((uint8_t (&amp;)[76])byte_array);" calcext:value-type="string">
            <text:p>print_array_size((uint8_t (&amp;)[76])byte_array);</text:p>
          </table:table-cell>
          <table:table-cell table:number-columns-repeated="2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COM.MICROSOFT.CONCAT([.$D$2];[.A77];[.$D$3])" office:value-type="string" office:string-value="print_array_size((uint8_t (&amp;)[77])byte_array);" calcext:value-type="string">
            <text:p>print_array_size((uint8_t (&amp;)[77])byte_array);</text:p>
          </table:table-cell>
          <table:table-cell table:number-columns-repeated="2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COM.MICROSOFT.CONCAT([.$D$2];[.A78];[.$D$3])" office:value-type="string" office:string-value="print_array_size((uint8_t (&amp;)[78])byte_array);" calcext:value-type="string">
            <text:p>print_array_size((uint8_t (&amp;)[78])byte_array);</text:p>
          </table:table-cell>
          <table:table-cell table:number-columns-repeated="2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COM.MICROSOFT.CONCAT([.$D$2];[.A79];[.$D$3])" office:value-type="string" office:string-value="print_array_size((uint8_t (&amp;)[79])byte_array);" calcext:value-type="string">
            <text:p>print_array_size((uint8_t (&amp;)[79])byte_array);</text:p>
          </table:table-cell>
          <table:table-cell table:number-columns-repeated="2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COM.MICROSOFT.CONCAT([.$D$2];[.A80];[.$D$3])" office:value-type="string" office:string-value="print_array_size((uint8_t (&amp;)[80])byte_array);" calcext:value-type="string">
            <text:p>print_array_size((uint8_t (&amp;)[80])byte_array);</text:p>
          </table:table-cell>
          <table:table-cell table:number-columns-repeated="2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COM.MICROSOFT.CONCAT([.$D$2];[.A81];[.$D$3])" office:value-type="string" office:string-value="print_array_size((uint8_t (&amp;)[81])byte_array);" calcext:value-type="string">
            <text:p>print_array_size((uint8_t (&amp;)[81])byte_array);</text:p>
          </table:table-cell>
          <table:table-cell table:number-columns-repeated="2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COM.MICROSOFT.CONCAT([.$D$2];[.A82];[.$D$3])" office:value-type="string" office:string-value="print_array_size((uint8_t (&amp;)[82])byte_array);" calcext:value-type="string">
            <text:p>print_array_size((uint8_t (&amp;)[82])byte_array);</text:p>
          </table:table-cell>
          <table:table-cell table:number-columns-repeated="2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COM.MICROSOFT.CONCAT([.$D$2];[.A83];[.$D$3])" office:value-type="string" office:string-value="print_array_size((uint8_t (&amp;)[83])byte_array);" calcext:value-type="string">
            <text:p>print_array_size((uint8_t (&amp;)[83])byte_array);</text:p>
          </table:table-cell>
          <table:table-cell table:number-columns-repeated="2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COM.MICROSOFT.CONCAT([.$D$2];[.A84];[.$D$3])" office:value-type="string" office:string-value="print_array_size((uint8_t (&amp;)[84])byte_array);" calcext:value-type="string">
            <text:p>print_array_size((uint8_t (&amp;)[84])byte_array);</text:p>
          </table:table-cell>
          <table:table-cell table:number-columns-repeated="2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COM.MICROSOFT.CONCAT([.$D$2];[.A85];[.$D$3])" office:value-type="string" office:string-value="print_array_size((uint8_t (&amp;)[85])byte_array);" calcext:value-type="string">
            <text:p>print_array_size((uint8_t (&amp;)[85])byte_array);</text:p>
          </table:table-cell>
          <table:table-cell table:number-columns-repeated="2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COM.MICROSOFT.CONCAT([.$D$2];[.A86];[.$D$3])" office:value-type="string" office:string-value="print_array_size((uint8_t (&amp;)[86])byte_array);" calcext:value-type="string">
            <text:p>print_array_size((uint8_t (&amp;)[86])byte_array);</text:p>
          </table:table-cell>
          <table:table-cell table:number-columns-repeated="2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COM.MICROSOFT.CONCAT([.$D$2];[.A87];[.$D$3])" office:value-type="string" office:string-value="print_array_size((uint8_t (&amp;)[87])byte_array);" calcext:value-type="string">
            <text:p>print_array_size((uint8_t (&amp;)[87])byte_array);</text:p>
          </table:table-cell>
          <table:table-cell table:number-columns-repeated="2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COM.MICROSOFT.CONCAT([.$D$2];[.A88];[.$D$3])" office:value-type="string" office:string-value="print_array_size((uint8_t (&amp;)[88])byte_array);" calcext:value-type="string">
            <text:p>print_array_size((uint8_t (&amp;)[88])byte_array);</text:p>
          </table:table-cell>
          <table:table-cell table:number-columns-repeated="2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COM.MICROSOFT.CONCAT([.$D$2];[.A89];[.$D$3])" office:value-type="string" office:string-value="print_array_size((uint8_t (&amp;)[89])byte_array);" calcext:value-type="string">
            <text:p>print_array_size((uint8_t (&amp;)[89])byte_array);</text:p>
          </table:table-cell>
          <table:table-cell table:number-columns-repeated="2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COM.MICROSOFT.CONCAT([.$D$2];[.A90];[.$D$3])" office:value-type="string" office:string-value="print_array_size((uint8_t (&amp;)[90])byte_array);" calcext:value-type="string">
            <text:p>print_array_size((uint8_t (&amp;)[90])byte_array);</text:p>
          </table:table-cell>
          <table:table-cell table:number-columns-repeated="2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COM.MICROSOFT.CONCAT([.$D$2];[.A91];[.$D$3])" office:value-type="string" office:string-value="print_array_size((uint8_t (&amp;)[91])byte_array);" calcext:value-type="string">
            <text:p>print_array_size((uint8_t (&amp;)[91])byte_array);</text:p>
          </table:table-cell>
          <table:table-cell table:number-columns-repeated="2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COM.MICROSOFT.CONCAT([.$D$2];[.A92];[.$D$3])" office:value-type="string" office:string-value="print_array_size((uint8_t (&amp;)[92])byte_array);" calcext:value-type="string">
            <text:p>print_array_size((uint8_t (&amp;)[92])byte_array);</text:p>
          </table:table-cell>
          <table:table-cell table:number-columns-repeated="2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COM.MICROSOFT.CONCAT([.$D$2];[.A93];[.$D$3])" office:value-type="string" office:string-value="print_array_size((uint8_t (&amp;)[93])byte_array);" calcext:value-type="string">
            <text:p>print_array_size((uint8_t (&amp;)[93])byte_array);</text:p>
          </table:table-cell>
          <table:table-cell table:number-columns-repeated="2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COM.MICROSOFT.CONCAT([.$D$2];[.A94];[.$D$3])" office:value-type="string" office:string-value="print_array_size((uint8_t (&amp;)[94])byte_array);" calcext:value-type="string">
            <text:p>print_array_size((uint8_t (&amp;)[94])byte_array);</text:p>
          </table:table-cell>
          <table:table-cell table:number-columns-repeated="2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COM.MICROSOFT.CONCAT([.$D$2];[.A95];[.$D$3])" office:value-type="string" office:string-value="print_array_size((uint8_t (&amp;)[95])byte_array);" calcext:value-type="string">
            <text:p>print_array_size((uint8_t (&amp;)[95])byte_array);</text:p>
          </table:table-cell>
          <table:table-cell table:number-columns-repeated="2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COM.MICROSOFT.CONCAT([.$D$2];[.A96];[.$D$3])" office:value-type="string" office:string-value="print_array_size((uint8_t (&amp;)[96])byte_array);" calcext:value-type="string">
            <text:p>print_array_size((uint8_t (&amp;)[96])byte_array);</text:p>
          </table:table-cell>
          <table:table-cell table:number-columns-repeated="2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COM.MICROSOFT.CONCAT([.$D$2];[.A97];[.$D$3])" office:value-type="string" office:string-value="print_array_size((uint8_t (&amp;)[97])byte_array);" calcext:value-type="string">
            <text:p>print_array_size((uint8_t (&amp;)[97])byte_array);</text:p>
          </table:table-cell>
          <table:table-cell table:number-columns-repeated="2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COM.MICROSOFT.CONCAT([.$D$2];[.A98];[.$D$3])" office:value-type="string" office:string-value="print_array_size((uint8_t (&amp;)[98])byte_array);" calcext:value-type="string">
            <text:p>print_array_size((uint8_t (&amp;)[98])byte_array);</text:p>
          </table:table-cell>
          <table:table-cell table:number-columns-repeated="2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COM.MICROSOFT.CONCAT([.$D$2];[.A99];[.$D$3])" office:value-type="string" office:string-value="print_array_size((uint8_t (&amp;)[99])byte_array);" calcext:value-type="string">
            <text:p>print_array_size((uint8_t (&amp;)[99])byte_array);</text:p>
          </table:table-cell>
          <table:table-cell table:number-columns-repeated="2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COM.MICROSOFT.CONCAT([.$D$2];[.A100];[.$D$3])" office:value-type="string" office:string-value="print_array_size((uint8_t (&amp;)[100])byte_array);" calcext:value-type="string">
            <text:p>print_array_size((uint8_t (&amp;)[100])byte_array);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COM.MICROSOFT.CONCAT([.$D$2];[.A101];[.$D$3])" office:value-type="string" office:string-value="print_array_size((uint8_t (&amp;)[101])byte_array);" calcext:value-type="string">
            <text:p>print_array_size((uint8_t (&amp;)[101])byte_array);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COM.MICROSOFT.CONCAT([.$D$2];[.A102];[.$D$3])" office:value-type="string" office:string-value="print_array_size((uint8_t (&amp;)[102])byte_array);" calcext:value-type="string">
            <text:p>print_array_size((uint8_t (&amp;)[102])byte_array);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COM.MICROSOFT.CONCAT([.$D$2];[.A103];[.$D$3])" office:value-type="string" office:string-value="print_array_size((uint8_t (&amp;)[103])byte_array);" calcext:value-type="string">
            <text:p>print_array_size((uint8_t (&amp;)[103])byte_array);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COM.MICROSOFT.CONCAT([.$D$2];[.A104];[.$D$3])" office:value-type="string" office:string-value="print_array_size((uint8_t (&amp;)[104])byte_array);" calcext:value-type="string">
            <text:p>print_array_size((uint8_t (&amp;)[104])byte_array);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COM.MICROSOFT.CONCAT([.$D$2];[.A105];[.$D$3])" office:value-type="string" office:string-value="print_array_size((uint8_t (&amp;)[105])byte_array);" calcext:value-type="string">
            <text:p>print_array_size((uint8_t (&amp;)[105])byte_array);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COM.MICROSOFT.CONCAT([.$D$2];[.A106];[.$D$3])" office:value-type="string" office:string-value="print_array_size((uint8_t (&amp;)[106])byte_array);" calcext:value-type="string">
            <text:p>print_array_size((uint8_t (&amp;)[106])byte_array);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COM.MICROSOFT.CONCAT([.$D$2];[.A107];[.$D$3])" office:value-type="string" office:string-value="print_array_size((uint8_t (&amp;)[107])byte_array);" calcext:value-type="string">
            <text:p>print_array_size((uint8_t (&amp;)[107])byte_array);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COM.MICROSOFT.CONCAT([.$D$2];[.A108];[.$D$3])" office:value-type="string" office:string-value="print_array_size((uint8_t (&amp;)[108])byte_array);" calcext:value-type="string">
            <text:p>print_array_size((uint8_t (&amp;)[108])byte_array);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COM.MICROSOFT.CONCAT([.$D$2];[.A109];[.$D$3])" office:value-type="string" office:string-value="print_array_size((uint8_t (&amp;)[109])byte_array);" calcext:value-type="string">
            <text:p>print_array_size((uint8_t (&amp;)[109])byte_array);</text:p>
          </table:table-cell>
          <table:table-cell table:number-columns-repeated="2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COM.MICROSOFT.CONCAT([.$D$2];[.A110];[.$D$3])" office:value-type="string" office:string-value="print_array_size((uint8_t (&amp;)[110])byte_array);" calcext:value-type="string">
            <text:p>print_array_size((uint8_t (&amp;)[110])byte_array);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COM.MICROSOFT.CONCAT([.$D$2];[.A111];[.$D$3])" office:value-type="string" office:string-value="print_array_size((uint8_t (&amp;)[111])byte_array);" calcext:value-type="string">
            <text:p>print_array_size((uint8_t (&amp;)[111])byte_array);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COM.MICROSOFT.CONCAT([.$D$2];[.A112];[.$D$3])" office:value-type="string" office:string-value="print_array_size((uint8_t (&amp;)[112])byte_array);" calcext:value-type="string">
            <text:p>print_array_size((uint8_t (&amp;)[112])byte_array);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COM.MICROSOFT.CONCAT([.$D$2];[.A113];[.$D$3])" office:value-type="string" office:string-value="print_array_size((uint8_t (&amp;)[113])byte_array);" calcext:value-type="string">
            <text:p>print_array_size((uint8_t (&amp;)[113])byte_array);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COM.MICROSOFT.CONCAT([.$D$2];[.A114];[.$D$3])" office:value-type="string" office:string-value="print_array_size((uint8_t (&amp;)[114])byte_array);" calcext:value-type="string">
            <text:p>print_array_size((uint8_t (&amp;)[114])byte_array);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COM.MICROSOFT.CONCAT([.$D$2];[.A115];[.$D$3])" office:value-type="string" office:string-value="print_array_size((uint8_t (&amp;)[115])byte_array);" calcext:value-type="string">
            <text:p>print_array_size((uint8_t (&amp;)[115])byte_array);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COM.MICROSOFT.CONCAT([.$D$2];[.A116];[.$D$3])" office:value-type="string" office:string-value="print_array_size((uint8_t (&amp;)[116])byte_array);" calcext:value-type="string">
            <text:p>print_array_size((uint8_t (&amp;)[116])byte_array);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COM.MICROSOFT.CONCAT([.$D$2];[.A117];[.$D$3])" office:value-type="string" office:string-value="print_array_size((uint8_t (&amp;)[117])byte_array);" calcext:value-type="string">
            <text:p>print_array_size((uint8_t (&amp;)[117])byte_array);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COM.MICROSOFT.CONCAT([.$D$2];[.A118];[.$D$3])" office:value-type="string" office:string-value="print_array_size((uint8_t (&amp;)[118])byte_array);" calcext:value-type="string">
            <text:p>print_array_size((uint8_t (&amp;)[118])byte_array);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COM.MICROSOFT.CONCAT([.$D$2];[.A119];[.$D$3])" office:value-type="string" office:string-value="print_array_size((uint8_t (&amp;)[119])byte_array);" calcext:value-type="string">
            <text:p>print_array_size((uint8_t (&amp;)[119])byte_array);</text:p>
          </table:table-cell>
          <table:table-cell table:number-columns-repeated="2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COM.MICROSOFT.CONCAT([.$D$2];[.A120];[.$D$3])" office:value-type="string" office:string-value="print_array_size((uint8_t (&amp;)[120])byte_array);" calcext:value-type="string">
            <text:p>print_array_size((uint8_t (&amp;)[120])byte_array);</text:p>
          </table:table-cell>
          <table:table-cell table:number-columns-repeated="2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COM.MICROSOFT.CONCAT([.$D$2];[.A121];[.$D$3])" office:value-type="string" office:string-value="print_array_size((uint8_t (&amp;)[121])byte_array);" calcext:value-type="string">
            <text:p>print_array_size((uint8_t (&amp;)[121])byte_array);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COM.MICROSOFT.CONCAT([.$D$2];[.A122];[.$D$3])" office:value-type="string" office:string-value="print_array_size((uint8_t (&amp;)[122])byte_array);" calcext:value-type="string">
            <text:p>print_array_size((uint8_t (&amp;)[122])byte_array);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COM.MICROSOFT.CONCAT([.$D$2];[.A123];[.$D$3])" office:value-type="string" office:string-value="print_array_size((uint8_t (&amp;)[123])byte_array);" calcext:value-type="string">
            <text:p>print_array_size((uint8_t (&amp;)[123])byte_array);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COM.MICROSOFT.CONCAT([.$D$2];[.A124];[.$D$3])" office:value-type="string" office:string-value="print_array_size((uint8_t (&amp;)[124])byte_array);" calcext:value-type="string">
            <text:p>print_array_size((uint8_t (&amp;)[124])byte_array);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COM.MICROSOFT.CONCAT([.$D$2];[.A125];[.$D$3])" office:value-type="string" office:string-value="print_array_size((uint8_t (&amp;)[125])byte_array);" calcext:value-type="string">
            <text:p>print_array_size((uint8_t (&amp;)[125])byte_array);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COM.MICROSOFT.CONCAT([.$D$2];[.A126];[.$D$3])" office:value-type="string" office:string-value="print_array_size((uint8_t (&amp;)[126])byte_array);" calcext:value-type="string">
            <text:p>print_array_size((uint8_t (&amp;)[126])byte_array);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COM.MICROSOFT.CONCAT([.$D$2];[.A127];[.$D$3])" office:value-type="string" office:string-value="print_array_size((uint8_t (&amp;)[127])byte_array);" calcext:value-type="string">
            <text:p>print_array_size((uint8_t (&amp;)[127])byte_array);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COM.MICROSOFT.CONCAT([.$D$2];[.A128];[.$D$3])" office:value-type="string" office:string-value="print_array_size((uint8_t (&amp;)[128])byte_array);" calcext:value-type="string">
            <text:p>print_array_size((uint8_t (&amp;)[128])byte_array);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COM.MICROSOFT.CONCAT([.$D$2];[.A129];[.$D$3])" office:value-type="string" office:string-value="print_array_size((uint8_t (&amp;)[129])byte_array);" calcext:value-type="string">
            <text:p>print_array_size((uint8_t (&amp;)[129])byte_array);</text:p>
          </table:table-cell>
          <table:table-cell table:number-columns-repeated="2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COM.MICROSOFT.CONCAT([.$D$2];[.A130];[.$D$3])" office:value-type="string" office:string-value="print_array_size((uint8_t (&amp;)[130])byte_array);" calcext:value-type="string">
            <text:p>print_array_size((uint8_t (&amp;)[130])byte_array);</text:p>
          </table:table-cell>
          <table:table-cell table:number-columns-repeated="2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COM.MICROSOFT.CONCAT([.$D$2];[.A131];[.$D$3])" office:value-type="string" office:string-value="print_array_size((uint8_t (&amp;)[131])byte_array);" calcext:value-type="string">
            <text:p>print_array_size((uint8_t (&amp;)[131])byte_array);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COM.MICROSOFT.CONCAT([.$D$2];[.A132];[.$D$3])" office:value-type="string" office:string-value="print_array_size((uint8_t (&amp;)[132])byte_array);" calcext:value-type="string">
            <text:p>print_array_size((uint8_t (&amp;)[132])byte_array);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COM.MICROSOFT.CONCAT([.$D$2];[.A133];[.$D$3])" office:value-type="string" office:string-value="print_array_size((uint8_t (&amp;)[133])byte_array);" calcext:value-type="string">
            <text:p>print_array_size((uint8_t (&amp;)[133])byte_array);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COM.MICROSOFT.CONCAT([.$D$2];[.A134];[.$D$3])" office:value-type="string" office:string-value="print_array_size((uint8_t (&amp;)[134])byte_array);" calcext:value-type="string">
            <text:p>print_array_size((uint8_t (&amp;)[134])byte_array);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COM.MICROSOFT.CONCAT([.$D$2];[.A135];[.$D$3])" office:value-type="string" office:string-value="print_array_size((uint8_t (&amp;)[135])byte_array);" calcext:value-type="string">
            <text:p>print_array_size((uint8_t (&amp;)[135])byte_array);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COM.MICROSOFT.CONCAT([.$D$2];[.A136];[.$D$3])" office:value-type="string" office:string-value="print_array_size((uint8_t (&amp;)[136])byte_array);" calcext:value-type="string">
            <text:p>print_array_size((uint8_t (&amp;)[136])byte_array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2:04:31.134888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6T17:43:06.885887991</meta:creation-date>
    <dc:date>2020-09-26T22:10:46.537402328</dc:date>
    <meta:editing-duration>PT3H4M48S</meta:editing-duration>
    <meta:editing-cycles>4</meta:editing-cycles>
    <meta:generator>LibreOffice/7.0.1.2$Linux_X86_64 LibreOffice_project/88a63c56098013eb4038e11ebe7c8c0daab09aa8</meta:generator>
    <meta:document-statistic meta:table-count="1" meta:cell-count="275" meta:object-count="0"/>
  </office:meta>
</office:document-meta>
</file>